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43.912cm" fo:break-before="auto" style:use-optimal-row-height="tru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1.943cm" fo:break-before="auto" style:use-optimal-row-height="true"/>
    </style:style>
    <style:style style:name="ro15" style:family="table-row">
      <style:table-row-properties style:row-height="64.052cm" fo:break-before="auto" style:use-optimal-row-height="true"/>
    </style:style>
    <style:style style:name="ro16" style:family="table-row">
      <style:table-row-properties style:row-height="2.422cm" fo:break-before="auto" style:use-optimal-row-height="true"/>
    </style:style>
    <style:style style:name="ro17" style:family="table-row">
      <style:table-row-properties style:row-height="4.001cm" fo:break-before="auto" style:use-optimal-row-height="true"/>
    </style:style>
    <style:style style:name="ro18" style:family="table-row">
      <style:table-row-properties style:row-height="3.605cm" fo:break-before="auto" style:use-optimal-row-height="true"/>
    </style:style>
    <style:style style:name="ro19" style:family="table-row">
      <style:table-row-properties style:row-height="4.791cm" fo:break-before="auto" style:use-optimal-row-height="true"/>
    </style:style>
    <style:style style:name="ro20" style:family="table-row">
      <style:table-row-properties style:row-height="0.47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100"/>
    <style:style style:name="ce2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23"/>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2">
          <table:table-cell office:value-type="string" calcext:value-type="string">
            <text:p>titulo</text:p>
          </table:table-cell>
          <table:table-cell office:value-type="string" calcext:value-type="string">
            <text:p>Rent Car Mallorca - Car rental in Mallorca. Rent a Car Palma de Mallorca.</text:p>
          </table:table-cell>
          <table:table-cell table:style-name="ce24" office:value-type="string" calcext:value-type="string">
            <text:p>Rent a Car Mallorca - Alquiler de coches en Mallorca.</text:p>
          </table:table-cell>
          <table:table-cell office:value-type="string" calcext:value-type="string">
            <text:p>Rent Car Mallorca - Noleggio auto a Mallorca. Noleggio auto Palma de Mallorca.</text:p>
          </table:table-cell>
          <table:table-cell office:value-type="string" calcext:value-type="string">
            <text:p>Rent Car Mallorca - Autovermietung auf Mallorca. Autovermietung Palma de Mallorca.</text:p>
          </table:table-cell>
        </table:table-row>
        <table:table-row table:style-name="ro3">
          <table:table-cell office:value-type="string" calcext:value-type="string">
            <text:p>meta_keywords</text:p>
          </table:table-cell>
          <table:table-cell office:value-type="string" calcext:value-type="string">
            <text:p>Car rental Mallorca, Rent a car Mallorca, Car rental Palma de Mallorca.</text:p>
          </table:table-cell>
          <table:table-cell table:style-name="ce24" office:value-type="string" calcext:value-type="string">
            <text:p>Alquiler de coche Mallorca, Rent a car Mallorca, Alquiler de coche Palma de Mallorca.</text:p>
          </table:table-cell>
          <table:table-cell office:value-type="string" calcext:value-type="string">
            <text:p>Noleggio auto Mallorca, Noleggio auto Mallorca, Noleggio auto Palma de Mallorca.</text:p>
          </table:table-cell>
          <table:table-cell office:value-type="string" calcext:value-type="string">
            <text:p>Autovermietung Mallorca, Rent a car Mallorca, Autovermietung Palma de Mallorca.</text:p>
          </table:table-cell>
        </table:table-row>
        <table:table-row table:style-name="ro4">
          <table:table-cell office:value-type="string" calcext:value-type="string">
            <text:p>meta_descripcion</text:p>
          </table:table-cell>
          <table:table-cell office:value-type="string" calcext:value-type="string">
            <text:p>Rent a car in Mallorca. Our offices Rent Car Mallorca in Playa de Palma, Mallorca. Wide range of cars and motorbikes. </text:p>
          </table:table-cell>
          <table:table-cell table:style-name="ce24" office:value-type="string" calcext:value-type="string">
            <text:p>Alquiler de coches en Mallorca. Nuestas oficinas Rent Car Mallorca en Playa de Palma, Mallorca. Amplia gama de coches y motos.</text:p>
          </table:table-cell>
          <table:table-cell office:value-type="string" calcext:value-type="string">
            <text:p>Noleggia un'auto a Mallorca. I nostri uffici Rent Car Mallorca a Playa de Palma, Mallorca. Ampia gamma di auto e moto.</text:p>
          </table:table-cell>
          <table:table-cell office:value-type="string" calcext:value-type="string">
            <text:p>Mieten Sie ein Auto auf Mallorca. Unsere Büros Rent Car Mallorca in Playa de Palma, Mallorca. Große Auswahl an Autos und Motorrädern.</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24"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24"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24"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 Mallorca</text:p>
          </table:table-cell>
          <table:table-cell table:style-name="ce24" office:value-type="string" calcext:value-type="string">
            <text:p>Alquiler de coches Mallorca</text:p>
          </table:table-cell>
          <table:table-cell office:value-type="string" calcext:value-type="string">
            <text:p>Noleggia un'auto Mallorca</text:p>
          </table:table-cell>
          <table:table-cell office:value-type="string" calcext:value-type="string">
            <text:p>Ein Auto mieten Mallorca</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24"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4">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24"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4"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14" office:value-type="string" calcext:value-type="string">
            <text:p>recogida</text:p>
          </table:table-cell>
          <table:table-cell office:value-type="string" calcext:value-type="string">
            <text:p>Pickup</text:p>
          </table:table-cell>
          <table:table-cell table:style-name="ce24"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text:p>
          </table:table-cell>
          <table:table-cell office:value-type="string" calcext:value-type="string">
            <text:p>Hora</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text:p>
          </table:table-cell>
          <table:table-cell table:style-name="ce24" office:value-type="string" calcext:value-type="string">
            <text:p>Devolucion</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14"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14"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14"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14" office:value-type="string" calcext:value-type="string">
            <text:p>error_validacion_edad_conductor</text:p>
          </table:table-cell>
          <table:table-cell office:value-type="string" calcext:value-type="string">
            <text:p>Minimum 21 years of age, Maximum 90 years of age</text:p>
          </table:table-cell>
          <table:table-cell table:style-name="ce14"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14"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14"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14"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14"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14"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14"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24"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24"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24"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14"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2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24"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4"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24"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5">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24"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6">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24"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24"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24"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24"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24"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2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24" office:value-type="string" calcext:value-type="string">
            <text:p>silla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2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24"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24"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24"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24"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Offer: vehicle includes cancellation without additional charges.</text:p>
          </table:table-cell>
          <table:table-cell table:style-name="Default" office:value-type="string" calcext:value-type="string">
            <text:p>Oferta: vehículo incluye cancelación sin cargos adicionales.</text:p>
          </table:table-cell>
          <table:table-cell office:value-type="string" calcext:value-type="string">
            <text:p>Offer: vehicle includes cancellation without additional charges.</text:p>
          </table:table-cell>
          <table:table-cell office:value-type="string" calcext:value-type="string">
            <text:p>Angebot: Fahrzeug beinhaltet Stornierung ohne zusätzliche Kosten.</text:p>
          </table:table-cell>
        </table:table-row>
        <table:table-row table:style-name="ro1">
          <table:table-cell table:style-name="ce14"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24"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2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4" office:value-type="string" calcext:value-type="string">
            <text:p>modificaciones</text:p>
          </table:table-cell>
          <table:table-cell office:value-type="string" calcext:value-type="string">
            <text:p>Free modification</text:p>
          </table:table-cell>
          <table:table-cell table:style-name="ce24"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4"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4"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3">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24"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24"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24"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24"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3">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24"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24"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4" office:value-type="string" calcext:value-type="string">
            <text:p>Cargo conductor joven: X € por dia.</text:p>
          </table:table-cell>
          <table:table-cell office:value-type="string" calcext:value-type="string">
            <text:p>Tariffa per giovani conducenti: X € al giorno.</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offer has a young driver supplement of X€ per day.</text:p>
          </table:table-cell>
          <table:table-cell table:style-name="ce14" office:value-type="string" calcext:value-type="string">
            <text:p>La oferta tiene un suplemento por conductor joven de X€ diarios.</text:p>
          </table:table-cell>
          <table:table-cell office:value-type="string" calcext:value-type="string">
            <text:p>L'offerta ha un supplemento per il giovane autista di X€ al giorno.</text:p>
          </table:table-cell>
          <table:table-cell office:value-type="string" calcext:value-type="string">
            <text:p>Das Angebot beinhaltet einen Zuschlag für junge Fahrer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4"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4"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24"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24"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14" office:value-type="string" calcext:value-type="string">
            <text:p>precio_por</text:p>
          </table:table-cell>
          <table:table-cell office:value-type="string" calcext:value-type="string">
            <text:p>Price per</text:p>
          </table:table-cell>
          <table:table-cell table:style-name="ce24"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24"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24"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14" office:value-type="string" calcext:value-type="string">
            <text:p>boton_reservar</text:p>
          </table:table-cell>
          <table:table-cell office:value-type="string" calcext:value-type="string">
            <text:p>Reserve</text:p>
          </table:table-cell>
          <table:table-cell table:style-name="ce24"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14" office:value-type="string" calcext:value-type="string">
            <text:p>enero</text:p>
          </table:table-cell>
          <table:table-cell office:value-type="string" calcext:value-type="string">
            <text:p>January</text:p>
          </table:table-cell>
          <table:table-cell table:style-name="ce24"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14" office:value-type="string" calcext:value-type="string">
            <text:p>febrero</text:p>
          </table:table-cell>
          <table:table-cell office:value-type="string" calcext:value-type="string">
            <text:p>February</text:p>
          </table:table-cell>
          <table:table-cell table:style-name="ce24"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14" office:value-type="string" calcext:value-type="string">
            <text:p>marzo</text:p>
          </table:table-cell>
          <table:table-cell office:value-type="string" calcext:value-type="string">
            <text:p>March</text:p>
          </table:table-cell>
          <table:table-cell table:style-name="ce24"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14" office:value-type="string" calcext:value-type="string">
            <text:p>abril</text:p>
          </table:table-cell>
          <table:table-cell office:value-type="string" calcext:value-type="string">
            <text:p>April</text:p>
          </table:table-cell>
          <table:table-cell table:style-name="ce24"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14" office:value-type="string" calcext:value-type="string">
            <text:p>mayo</text:p>
          </table:table-cell>
          <table:table-cell office:value-type="string" calcext:value-type="string">
            <text:p>May</text:p>
          </table:table-cell>
          <table:table-cell table:style-name="ce24"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4" office:value-type="string" calcext:value-type="string">
            <text:p>junio</text:p>
          </table:table-cell>
          <table:table-cell office:value-type="string" calcext:value-type="string">
            <text:p>June</text:p>
          </table:table-cell>
          <table:table-cell table:style-name="ce24"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14" office:value-type="string" calcext:value-type="string">
            <text:p>julio</text:p>
          </table:table-cell>
          <table:table-cell office:value-type="string" calcext:value-type="string">
            <text:p>July</text:p>
          </table:table-cell>
          <table:table-cell table:style-name="ce24"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14" office:value-type="string" calcext:value-type="string">
            <text:p>agosto</text:p>
          </table:table-cell>
          <table:table-cell office:value-type="string" calcext:value-type="string">
            <text:p>August</text:p>
          </table:table-cell>
          <table:table-cell table:style-name="ce24"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14" office:value-type="string" calcext:value-type="string">
            <text:p>septiembre</text:p>
          </table:table-cell>
          <table:table-cell office:value-type="string" calcext:value-type="string">
            <text:p>September</text:p>
          </table:table-cell>
          <table:table-cell table:style-name="ce24"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14" office:value-type="string" calcext:value-type="string">
            <text:p>octubre</text:p>
          </table:table-cell>
          <table:table-cell office:value-type="string" calcext:value-type="string">
            <text:p>October</text:p>
          </table:table-cell>
          <table:table-cell table:style-name="ce24"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14" office:value-type="string" calcext:value-type="string">
            <text:p>noviembre</text:p>
          </table:table-cell>
          <table:table-cell office:value-type="string" calcext:value-type="string">
            <text:p>November</text:p>
          </table:table-cell>
          <table:table-cell table:style-name="ce24"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14" office:value-type="string" calcext:value-type="string">
            <text:p>diciembre</text:p>
          </table:table-cell>
          <table:table-cell office:value-type="string" calcext:value-type="string">
            <text:p>December</text:p>
          </table:table-cell>
          <table:table-cell table:style-name="ce24"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14" office:value-type="string" calcext:value-type="string">
            <text:p>corto_febrero</text:p>
          </table:table-cell>
          <table:table-cell office:value-type="string" calcext:value-type="string">
            <text:p>Feb</text:p>
          </table:table-cell>
          <table:table-cell table:style-name="ce24" office:value-type="string" calcext:value-type="string">
            <text:p>Feb</text:p>
          </table:table-cell>
          <table:table-cell table:number-columns-repeated="2" office:value-type="string" calcext:value-type="string">
            <text:p>Feb</text:p>
          </table:table-cell>
        </table:table-row>
        <table:table-row table:style-name="ro1">
          <table:table-cell table:style-name="ce14" office:value-type="string" calcext:value-type="string">
            <text:p>corto_marzo</text:p>
          </table:table-cell>
          <table:table-cell office:value-type="string" calcext:value-type="string">
            <text:p>Mar</text:p>
          </table:table-cell>
          <table:table-cell table:style-name="ce24" office:value-type="string" calcext:value-type="string">
            <text:p>Mar</text:p>
          </table:table-cell>
          <table:table-cell table:number-columns-repeated="2" office:value-type="string" calcext:value-type="string">
            <text:p>Mar</text:p>
          </table:table-cell>
        </table:table-row>
        <table:table-row table:style-name="ro1">
          <table:table-cell table:style-name="ce14" office:value-type="string" calcext:value-type="string">
            <text:p>corto_abril</text:p>
          </table:table-cell>
          <table:table-cell office:value-type="string" calcext:value-type="string">
            <text:p>Apr</text:p>
          </table:table-cell>
          <table:table-cell table:style-name="ce24" office:value-type="string" calcext:value-type="string">
            <text:p>Abr</text:p>
          </table:table-cell>
          <table:table-cell table:number-columns-repeated="2" office:value-type="string" calcext:value-type="string">
            <text:p>Apr</text:p>
          </table:table-cell>
        </table:table-row>
        <table:table-row table:style-name="ro1">
          <table:table-cell table:style-name="ce14" office:value-type="string" calcext:value-type="string">
            <text:p>corto_mayo</text:p>
          </table:table-cell>
          <table:table-cell office:value-type="string" calcext:value-type="string">
            <text:p>May</text:p>
          </table:table-cell>
          <table:table-cell table:style-name="ce24"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4" office:value-type="string" calcext:value-type="string">
            <text:p>corto_junio</text:p>
          </table:table-cell>
          <table:table-cell office:value-type="string" calcext:value-type="string">
            <text:p>Jun</text:p>
          </table:table-cell>
          <table:table-cell table:style-name="ce24" office:value-type="string" calcext:value-type="string">
            <text:p>Jun</text:p>
          </table:table-cell>
          <table:table-cell table:number-columns-repeated="2" office:value-type="string" calcext:value-type="string">
            <text:p>Jun</text:p>
          </table:table-cell>
        </table:table-row>
        <table:table-row table:style-name="ro1">
          <table:table-cell table:style-name="ce14" office:value-type="string" calcext:value-type="string">
            <text:p>corto_julio</text:p>
          </table:table-cell>
          <table:table-cell office:value-type="string" calcext:value-type="string">
            <text:p>Jul</text:p>
          </table:table-cell>
          <table:table-cell table:style-name="ce24" office:value-type="string" calcext:value-type="string">
            <text:p>Jul</text:p>
          </table:table-cell>
          <table:table-cell table:number-columns-repeated="2" office:value-type="string" calcext:value-type="string">
            <text:p>Jul</text:p>
          </table:table-cell>
        </table:table-row>
        <table:table-row table:style-name="ro1">
          <table:table-cell table:style-name="ce14" office:value-type="string" calcext:value-type="string">
            <text:p>corto_agosto</text:p>
          </table:table-cell>
          <table:table-cell office:value-type="string" calcext:value-type="string">
            <text:p>Aug</text:p>
          </table:table-cell>
          <table:table-cell table:style-name="ce24"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14" office:value-type="string" calcext:value-type="string">
            <text:p>corto_septiembre</text:p>
          </table:table-cell>
          <table:table-cell office:value-type="string" calcext:value-type="string">
            <text:p>Sep</text:p>
          </table:table-cell>
          <table:table-cell table:style-name="ce24" office:value-type="string" calcext:value-type="string">
            <text:p>Sep</text:p>
          </table:table-cell>
          <table:table-cell table:number-columns-repeated="2" office:value-type="string" calcext:value-type="string">
            <text:p>Sep</text:p>
          </table:table-cell>
        </table:table-row>
        <table:table-row table:style-name="ro1">
          <table:table-cell table:style-name="ce14" office:value-type="string" calcext:value-type="string">
            <text:p>corto_octubre</text:p>
          </table:table-cell>
          <table:table-cell office:value-type="string" calcext:value-type="string">
            <text:p>Oct</text:p>
          </table:table-cell>
          <table:table-cell table:style-name="ce24"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14" office:value-type="string" calcext:value-type="string">
            <text:p>corto_noviembre</text:p>
          </table:table-cell>
          <table:table-cell office:value-type="string" calcext:value-type="string">
            <text:p>Nov</text:p>
          </table:table-cell>
          <table:table-cell table:style-name="ce24" office:value-type="string" calcext:value-type="string">
            <text:p>Nov</text:p>
          </table:table-cell>
          <table:table-cell table:number-columns-repeated="2" office:value-type="string" calcext:value-type="string">
            <text:p>Nov</text:p>
          </table:table-cell>
        </table:table-row>
        <table:table-row table:style-name="ro1">
          <table:table-cell table:style-name="ce14" office:value-type="string" calcext:value-type="string">
            <text:p>corto_diciembre</text:p>
          </table:table-cell>
          <table:table-cell office:value-type="string" calcext:value-type="string">
            <text:p>Dec</text:p>
          </table:table-cell>
          <table:table-cell table:style-name="ce24"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14" office:value-type="string" calcext:value-type="string">
            <text:p>domingo</text:p>
          </table:table-cell>
          <table:table-cell office:value-type="string" calcext:value-type="string">
            <text:p>Sunday</text:p>
          </table:table-cell>
          <table:table-cell table:style-name="ce24"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14" office:value-type="string" calcext:value-type="string">
            <text:p>lunes</text:p>
          </table:table-cell>
          <table:table-cell office:value-type="string" calcext:value-type="string">
            <text:p>Monday</text:p>
          </table:table-cell>
          <table:table-cell table:style-name="ce24"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14" office:value-type="string" calcext:value-type="string">
            <text:p>martes</text:p>
          </table:table-cell>
          <table:table-cell office:value-type="string" calcext:value-type="string">
            <text:p>Tuesday</text:p>
          </table:table-cell>
          <table:table-cell table:style-name="ce24"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14" office:value-type="string" calcext:value-type="string">
            <text:p>miercoles</text:p>
          </table:table-cell>
          <table:table-cell office:value-type="string" calcext:value-type="string">
            <text:p>Wednesday</text:p>
          </table:table-cell>
          <table:table-cell table:style-name="ce24"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14" office:value-type="string" calcext:value-type="string">
            <text:p>jueves</text:p>
          </table:table-cell>
          <table:table-cell office:value-type="string" calcext:value-type="string">
            <text:p>Thursday</text:p>
          </table:table-cell>
          <table:table-cell table:style-name="ce24"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14" office:value-type="string" calcext:value-type="string">
            <text:p>viernes</text:p>
          </table:table-cell>
          <table:table-cell office:value-type="string" calcext:value-type="string">
            <text:p>Friday</text:p>
          </table:table-cell>
          <table:table-cell table:style-name="ce24"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14" office:value-type="string" calcext:value-type="string">
            <text:p>sabado</text:p>
          </table:table-cell>
          <table:table-cell office:value-type="string" calcext:value-type="string">
            <text:p>Saturday</text:p>
          </table:table-cell>
          <table:table-cell table:style-name="ce24"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14"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4" office:value-type="string" calcext:value-type="string">
            <text:p>corto_lunes</text:p>
          </table:table-cell>
          <table:table-cell office:value-type="string" calcext:value-type="string">
            <text:p>Mon</text:p>
          </table:table-cell>
          <table:table-cell table:style-name="ce24"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14" office:value-type="string" calcext:value-type="string">
            <text:p>corto_martes</text:p>
          </table:table-cell>
          <table:table-cell office:value-type="string" calcext:value-type="string">
            <text:p>Tue</text:p>
          </table:table-cell>
          <table:table-cell table:style-name="ce24"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14" office:value-type="string" calcext:value-type="string">
            <text:p>corto_miercoles</text:p>
          </table:table-cell>
          <table:table-cell office:value-type="string" calcext:value-type="string">
            <text:p>Wed</text:p>
          </table:table-cell>
          <table:table-cell table:style-name="ce24"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14" office:value-type="string" calcext:value-type="string">
            <text:p>corto_jueves</text:p>
          </table:table-cell>
          <table:table-cell office:value-type="string" calcext:value-type="string">
            <text:p>Thu</text:p>
          </table:table-cell>
          <table:table-cell table:style-name="ce24" office:value-type="string" calcext:value-type="string">
            <text:p>Jue</text:p>
          </table:table-cell>
          <table:table-cell table:number-columns-repeated="2" office:value-type="string" calcext:value-type="string">
            <text:p>Thu</text:p>
          </table:table-cell>
        </table:table-row>
        <table:table-row table:style-name="ro1">
          <table:table-cell table:style-name="ce14" office:value-type="string" calcext:value-type="string">
            <text:p>corto_viernes</text:p>
          </table:table-cell>
          <table:table-cell office:value-type="string" calcext:value-type="string">
            <text:p>Fri</text:p>
          </table:table-cell>
          <table:table-cell table:style-name="ce24"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14" office:value-type="string" calcext:value-type="string">
            <text:p>corto_sabado</text:p>
          </table:table-cell>
          <table:table-cell office:value-type="string" calcext:value-type="string">
            <text:p>Sat</text:p>
          </table:table-cell>
          <table:table-cell table:style-name="ce24" office:value-type="string" calcext:value-type="string">
            <text:p>Sab</text:p>
          </table:table-cell>
          <table:table-cell table:number-columns-repeated="2" office:value-type="string" calcext:value-type="string">
            <text:p>Sat</text:p>
          </table:table-cell>
        </table:table-row>
        <table:table-row table:style-name="ro1">
          <table:table-cell table:style-name="ce14" office:value-type="string" calcext:value-type="string">
            <text:p>min_domingo</text:p>
          </table:table-cell>
          <table:table-cell office:value-type="string" calcext:value-type="string">
            <text:p>Su</text:p>
          </table:table-cell>
          <table:table-cell table:style-name="ce24"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4" office:value-type="string" calcext:value-type="string">
            <text:p>min_lunes</text:p>
          </table:table-cell>
          <table:table-cell office:value-type="string" calcext:value-type="string">
            <text:p>Mo</text:p>
          </table:table-cell>
          <table:table-cell table:style-name="ce24"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14" office:value-type="string" calcext:value-type="string">
            <text:p>min_martes</text:p>
          </table:table-cell>
          <table:table-cell office:value-type="string" calcext:value-type="string">
            <text:p>Tu</text:p>
          </table:table-cell>
          <table:table-cell table:style-name="ce24"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14" office:value-type="string" calcext:value-type="string">
            <text:p>min_miercoles</text:p>
          </table:table-cell>
          <table:table-cell office:value-type="string" calcext:value-type="string">
            <text:p>We</text:p>
          </table:table-cell>
          <table:table-cell table:style-name="ce24"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14" office:value-type="string" calcext:value-type="string">
            <text:p>min_jueves</text:p>
          </table:table-cell>
          <table:table-cell office:value-type="string" calcext:value-type="string">
            <text:p>Th</text:p>
          </table:table-cell>
          <table:table-cell table:style-name="ce24" office:value-type="string" calcext:value-type="string">
            <text:p>Ju</text:p>
          </table:table-cell>
          <table:table-cell table:number-columns-repeated="2" office:value-type="string" calcext:value-type="string">
            <text:p>Thu</text:p>
          </table:table-cell>
        </table:table-row>
        <table:table-row table:style-name="ro1">
          <table:table-cell table:style-name="ce14" office:value-type="string" calcext:value-type="string">
            <text:p>min_viernes</text:p>
          </table:table-cell>
          <table:table-cell office:value-type="string" calcext:value-type="string">
            <text:p>Fr</text:p>
          </table:table-cell>
          <table:table-cell table:style-name="ce24"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14" office:value-type="string" calcext:value-type="string">
            <text:p>min_sabado</text:p>
          </table:table-cell>
          <table:table-cell office:value-type="string" calcext:value-type="string">
            <text:p>Sa</text:p>
          </table:table-cell>
          <table:table-cell table:style-name="ce24" office:value-type="string" calcext:value-type="string">
            <text:p>Sa</text:p>
          </table:table-cell>
          <table:table-cell table:number-columns-repeated="2" office:value-type="string" calcext:value-type="string">
            <text:p>Sa</text:p>
          </table:table-cell>
        </table:table-row>
        <table:table-row table:style-name="ro1">
          <table:table-cell table:style-name="ce14" office:value-type="string" calcext:value-type="string">
            <text:p>cerrar_clock</text:p>
          </table:table-cell>
          <table:table-cell office:value-type="string" calcext:value-type="string">
            <text:p>Close</text:p>
          </table:table-cell>
          <table:table-cell table:style-name="ce24"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14" office:value-type="string" calcext:value-type="string">
            <text:p>anterior_clock</text:p>
          </table:table-cell>
          <table:table-cell office:value-type="string" calcext:value-type="string">
            <text:p>&lt; Prev</text:p>
          </table:table-cell>
          <table:table-cell table:style-name="ce14"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14" office:value-type="string" calcext:value-type="string">
            <text:p>siguiente_clock</text:p>
          </table:table-cell>
          <table:table-cell office:value-type="string" calcext:value-type="string">
            <text:p>Next &gt;</text:p>
          </table:table-cell>
          <table:table-cell table:style-name="ce14"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14" office:value-type="string" calcext:value-type="string">
            <text:p>hoy_clock</text:p>
          </table:table-cell>
          <table:table-cell office:value-type="string" calcext:value-type="string">
            <text:p>Today</text:p>
          </table:table-cell>
          <table:table-cell table:style-name="ce24"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24"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24"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24"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14" office:value-type="string" calcext:value-type="string">
            <text:p>alt_icono_condiciones</text:p>
          </table:table-cell>
          <table:table-cell table:style-name="ce14"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24"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14" office:value-type="string" calcext:value-type="string">
            <text:p>alt_cambio_manual</text:p>
          </table:table-cell>
          <table:table-cell table:style-name="ce14"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14" office:value-type="string" calcext:value-type="string">
            <text:p>alt_cambio_auto</text:p>
          </table:table-cell>
          <table:table-cell table:style-name="ce14"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14"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14"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14"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24"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24"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4"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4"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4"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4"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4"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4"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4"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4"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4"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4"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4"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4"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4"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4"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4"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14" office:value-type="string" calcext:value-type="string">
            <text:p>permiso_conducir_internacional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4" office:value-type="string" calcext:value-type="string">
            <text:p>conductor_adicional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4" office:value-type="string" calcext:value-type="string">
            <text:p>pago_condiciones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4"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4"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3">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4"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3">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4"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4"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4"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4"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Price includes collision insurance</text:p>
          </table:table-cell>
          <table:table-cell table:style-name="ce14" office:value-type="string" calcext:value-type="string">
            <text:p>El precio incluye seguro por colision</text:p>
          </table:table-cell>
          <table:table-cell office:value-type="string" calcext:value-type="string">
            <text:p>Il prezzo include l'assicurazione contro le collisioni</text:p>
          </table:table-cell>
          <table:table-cell office:value-type="string" calcext:value-type="string">
            <text:p>Preis inklusive 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4"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4"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4"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4"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4"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Insurance included</text:p>
          </table:table-cell>
          <table:table-cell table:style-name="ce14" office:value-type="string" calcext:value-type="string">
            <text:p>Seguro incluido</text:p>
          </table:table-cell>
          <table:table-cell office:value-type="string" calcext:value-type="string">
            <text:p>Assicurazione inclusa</text:p>
          </table:table-cell>
          <table:table-cell office:value-type="string" calcext:value-type="string">
            <text:p>Versicherung inklusive</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4"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4"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25" office:value-type="string" calcext:value-type="string">
            <text:p>Silla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4"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4" office:value-type="string" calcext:value-type="string">
            <text:p>Las silla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4"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14"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4"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4">
          <table:table-cell office:value-type="string" calcext:value-type="string">
            <text:p>title_cancelar</text:p>
          </table:table-cell>
          <table:table-cell office:value-type="string" calcext:value-type="string">
            <text:p>In addition, the offer includes the possibility to request the cancellation of the reservation 48 hours before pick-up, free of charge.</text:p>
          </table:table-cell>
          <table:table-cell table:style-name="ce14" office:value-type="string" calcext:value-type="string">
            <text:p>Además la oferta incluye la posibilidad de solicitar la cancelación de la reserva 48 horas antes de la recogida, sin costo alguno.</text:p>
          </table:table-cell>
          <table:table-cell office:value-type="string" calcext:value-type="string">
            <text:p>In addition, the offer includes the possibility to request the cancellation of the reservation 48 hours before pick-up, free of charge.</text:p>
          </table:table-cell>
          <table:table-cell office:value-type="string" calcext:value-type="string">
            <text:p>Darüber hinaus beinhaltet das Angebot die Möglichkeit, die Stornierung der Reservierung 48 Stunden vor der Abholung kostenlos zu beantrag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4"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4"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4"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4"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4"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tienen cargo adicional de 3€ al dia en la oferta </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are charged 3€ per day or additional supplement in the offer.</text:p>
          </table:table-cell>
          <table:table-cell office:value-type="string" calcext:value-type="string">
            <text:p>Las sillas de niños tienen cargo adicional de 3€ al dia en la oferta</text:p>
          </table:table-cell>
          <table:table-cell office:value-type="string" calcext:value-type="string">
            <text:p>I seggiolini per bambini hanno un costo di 3€ al giorno o un supplemento aggiuntivo nell'offerta.</text:p>
          </table:table-cell>
          <table:table-cell office:value-type="string" calcext:value-type="string">
            <text:p>Kindersitze, es ist kein Aufpreis oder Zuschlag im Angebot.Kindersitze werden mit 3€ pro Tag oder zusätzlichem Zuschlag im Angebot berechne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4"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4"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4"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14"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14"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4"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4"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4"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4"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3">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4"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4" office:value-type="string" calcext:value-type="string">
            <text:p>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21"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4"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4"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4" office:value-type="string" calcext:value-type="string">
            <text:p>titulo_privacidad</text:p>
          </table:table-cell>
          <table:table-cell office:value-type="string" calcext:value-type="string">
            <text:p>Privacy policy</text:p>
          </table:table-cell>
          <table:table-cell table:style-name="ce21"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4"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14"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14" office:value-type="string" calcext:value-type="string">
            <text:p>In case we need to reach you urgently</text:p>
          </table:table-cell>
          <table:table-cell table:style-name="ce14" office:value-type="string" calcext:value-type="string">
            <text:p>Por si tenemos que contactar contigo</text:p>
          </table:table-cell>
          <table:table-cell table:style-name="ce14" office:value-type="string" calcext:value-type="string">
            <text:p>Se abbiamo bisogno di contattarti urgentemente</text:p>
          </table:table-cell>
          <table:table-cell table:style-name="ce14"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4"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6"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table-cell office:value-type="string" calcext:value-type="string">
            <text:p>privacidad_contenido</text:p>
          </table:table-cell>
          <table:table-cell office:value-type="string" calcext:value-type="string">
            <text:p>removed</text:p>
          </table:table-cell>
          <table:table-cell table:style-name="ce22" office:value-type="string" calcext:value-type="string">
            <text:p>removed</text:p>
          </table:table-cell>
          <table:table-cell table:number-columns-repeated="2" office:value-type="string" calcext:value-type="string">
            <text:p>remove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22"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22"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22"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22"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22"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22"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14"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14"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22"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22"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14" office:value-type="string" calcext:value-type="string">
            <text:p>vehiculo_seleccionado</text:p>
          </table:table-cell>
          <table:table-cell office:value-type="string" calcext:value-type="string">
            <text:p>SELECTED VEHICLE</text:p>
          </table:table-cell>
          <table:table-cell table:style-name="ce22"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14" office:value-type="string" calcext:value-type="string">
            <text:p>alt_icono_no_chequeo_reserva</text:p>
          </table:table-cell>
          <table:table-cell office:value-type="string" calcext:value-type="string">
            <text:p>error not checking checkbox</text:p>
          </table:table-cell>
          <table:table-cell table:style-name="ce14"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14"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14" office:value-type="string" calcext:value-type="string">
            <text:p>RESERVATION PICK-UP</text:p>
          </table:table-cell>
          <table:table-cell table:style-name="ce14" office:value-type="string" calcext:value-type="string">
            <text:p>RECOGIDA DE RESERVA</text:p>
          </table:table-cell>
          <table:table-cell table:style-name="ce14" office:value-type="string" calcext:value-type="string">
            <text:p>PRENOTAZIONE RACCOLTA</text:p>
          </table:table-cell>
          <table:table-cell table:style-name="ce14"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22"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14" office:value-type="string" calcext:value-type="string">
            <text:p>SÍGUENOS</text:p>
          </table:table-cell>
          <table:table-cell office:value-type="string" calcext:value-type="string">
            <text:p>SEGUICI</text:p>
          </table:table-cell>
          <table:table-cell table:style-name="ce14"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14"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22"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14"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14"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22"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14"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14"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14"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14"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14"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14" office:value-type="string" calcext:value-type="string">
            <text:p>titulo_politica_anulacion_footer</text:p>
          </table:table-cell>
          <table:table-cell table:style-name="ce21" office:value-type="string" calcext:value-type="string">
            <text:p>Cancellation policy</text:p>
          </table:table-cell>
          <table:table-cell table:style-name="ce14" office:value-type="string" calcext:value-type="string">
            <text:p>Politica de cancelación</text:p>
          </table:table-cell>
          <table:table-cell table:style-name="ce14" office:value-type="string" calcext:value-type="string">
            <text:p>Politica di cancellazione</text:p>
          </table:table-cell>
          <table:table-cell table:style-name="ce14" office:value-type="string" calcext:value-type="string">
            <text:p>Stornierungsbedingungen</text:p>
          </table:table-cell>
        </table:table-row>
        <table:table-row table:style-name="ro9">
          <table:table-cell table:style-name="ce14" office:value-type="string" calcext:value-type="string">
            <text:p>contenido_politica_anulacion_footer</text:p>
          </table:table-cell>
          <table:table-cell table:style-name="ce14"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14"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14"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14"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14" office:value-type="string" calcext:value-type="string">
            <text:p>titulo_seguro_footer</text:p>
          </table:table-cell>
          <table:table-cell table:style-name="ce14" office:value-type="string" calcext:value-type="string">
            <text:p>Insurance</text:p>
          </table:table-cell>
          <table:table-cell table:style-name="ce14" office:value-type="string" calcext:value-type="string">
            <text:p>Seguro</text:p>
          </table:table-cell>
          <table:table-cell table:style-name="ce14" office:value-type="string" calcext:value-type="string">
            <text:p>Assicurazione</text:p>
          </table:table-cell>
          <table:table-cell table:style-name="ce21" office:value-type="string" calcext:value-type="string">
            <text:p>Versicherung</text:p>
          </table:table-cell>
        </table:table-row>
        <table:table-row table:style-name="ro10">
          <table:table-cell table:style-name="ce14" office:value-type="string" calcext:value-type="string">
            <text:p>contenido_seguro_footer</text:p>
          </table:table-cell>
          <table:table-cell table:style-name="ce14"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14"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4"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4"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14" office:value-type="string" calcext:value-type="string">
            <text:p>titulo_sillas_footer</text:p>
          </table:table-cell>
          <table:table-cell table:style-name="ce14" office:value-type="string" calcext:value-type="string">
            <text:p>Child seats and boosters</text:p>
          </table:table-cell>
          <table:table-cell table:style-name="ce14" office:value-type="string" calcext:value-type="string">
            <text:p>Sillas y elevadores de niños</text:p>
          </table:table-cell>
          <table:table-cell table:style-name="ce14" office:value-type="string" calcext:value-type="string">
            <text:p>Seggiolini per bambini e seggiolini</text:p>
          </table:table-cell>
          <table:table-cell table:style-name="ce14" office:value-type="string" calcext:value-type="string">
            <text:p>Kindersitze und Sitzerhöhungen</text:p>
          </table:table-cell>
        </table:table-row>
        <table:table-row table:style-name="ro10">
          <table:table-cell table:style-name="ce14" office:value-type="string" calcext:value-type="string">
            <text:p>contenido_sillas_footer</text:p>
          </table:table-cell>
          <table:table-cell table:style-name="ce14" office:value-type="string" calcext:value-type="string">
            <text:p>Child seats and boosters are approved according to European regulations (CE). They have an additional cost of 3€ per day. Please check age and weight specifications when making your reservation. This service is subject to availability.</text:p>
          </table:table-cell>
          <table:table-cell table:style-name="ce14" office:value-type="string" calcext:value-type="string">
            <text:p>Las sillas y elevadores de niños, están homologados según las normativas europeas (CE). Tienen un coste adicional de 3€ al dia. Revise especificaciones de edad y peso a la hora de seleccionarlo en su reserva. Este servicio está sujeto a disponibilidad.</text:p>
          </table:table-cell>
          <table:table-cell table:style-name="ce14" office:value-type="string" calcext:value-type="string">
            <text:p>I seggiolini per bambini e i rialzi sono approvati secondo le normative europee (CE). Hanno un costo aggiuntivo di 3€ al giorno. Si prega di controllare le specifiche di età e peso al momento della prenotazione. Questo servizio è soggetto a disponibilità.</text:p>
          </table:table-cell>
          <table:table-cell table:style-name="ce14" office:value-type="string" calcext:value-type="string">
            <text:p>Kindersitze und Sitzerhöhungen sind nach den europäischen Vorschriften (CE) zugelassen. Sie kosten zusätzlich 3 € pro Tag. Bitte überprüfen Sie bei der Reservierung die Alters- und Gewichtsangaben. Dieser Service ist von der Verfügbarkeit abhängig.</text:p>
          </table:table-cell>
        </table:table-row>
        <table:table-row table:style-name="ro1">
          <table:table-cell table:style-name="ce14" office:value-type="string" calcext:value-type="string">
            <text:p>titulo_nosotros_footer</text:p>
          </table:table-cell>
          <table:table-cell table:style-name="ce14" office:value-type="string" calcext:value-type="string">
            <text:p>About us</text:p>
          </table:table-cell>
          <table:table-cell table:style-name="ce14" office:value-type="string" calcext:value-type="string">
            <text:p>Nosotros</text:p>
          </table:table-cell>
          <table:table-cell table:style-name="ce14" office:value-type="string" calcext:value-type="string">
            <text:p>Chi siamo</text:p>
          </table:table-cell>
          <table:table-cell table:style-name="ce14" office:value-type="string" calcext:value-type="string">
            <text:p>Über uns</text:p>
          </table:table-cell>
        </table:table-row>
        <table:table-row table:style-name="ro11">
          <table:table-cell table:style-name="ce14" office:value-type="string" calcext:value-type="string">
            <text:p>contenido_nosotros_footer</text:p>
          </table:table-cell>
          <table:table-cell table:style-name="ce14"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14"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14"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14"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2">
          <table:table-cell table:style-name="ce14" office:value-type="string" calcext:value-type="string">
            <text:p>inscritoko</text:p>
          </table:table-cell>
          <table:table-cell table:style-name="ce14" office:value-type="string" calcext:value-type="string">
            <text:p>Failure to register</text:p>
          </table:table-cell>
          <table:table-cell table:style-name="ce14" office:value-type="string" calcext:value-type="string">
            <text:p>Fallo al inscribirse</text:p>
          </table:table-cell>
          <table:table-cell table:style-name="ce14" office:value-type="string" calcext:value-type="string">
            <text:p>Mancata registrazione</text:p>
          </table:table-cell>
          <table:table-cell table:style-name="ce14" office:value-type="string" calcext:value-type="string">
            <text:p>Versäumnis der Registrierung</text:p>
          </table:table-cell>
        </table:table-row>
        <table:table-row table:style-name="ro1">
          <table:table-cell table:style-name="ce14" office:value-type="string" calcext:value-type="string">
            <text:p>inscritook</text:p>
          </table:table-cell>
          <table:table-cell office:value-type="string" calcext:value-type="string">
            <text:p>Correctly registered</text:p>
          </table:table-cell>
          <table:table-cell table:style-name="ce22"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text:s text:c="4"/>Los datos de su reserva son: <text:s text:c="4"/>&lt;br&gt;&lt;br&gt;{Z3}&lt;hr&gt; <text:s text:c="3"/>Localizador: {G1} <text:s text:c="4"/>&lt;br&gt; <text:s text:c="4"/>Vehículo: {D1} o similar &lt;br&gt; <text:s text:c="4"/>Fecha de recogida: {E1} {E3} <text:s text:c="4"/>&lt;br&gt; <text:s text:c="4"/>Fecha de Devolución: {F1} {E4} <text:s text:c="4"/>&lt;br&gt; <text:s text:c="4"/>Numero sillas niños: {D2} <text:s text:c="4"/>&lt;br&gt; <text:s text:c="4"/>Numero Elevadores niños: {D3} <text:s text:c="4"/>&lt;br&gt;&lt;br&gt; <text:s text:c="4"/>Si necesita ponerse en contacto, para cualquier duda o información sobre su reserva, nuestro correo electrónico es {H1}.&lt;br&gt;&lt;br&gt; &lt;hr&gt;{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 </text:p>
          </table:table-cell>
        </table:table-row>
        <table:table-row table:style-name="ro1">
          <table:table-cell office:value-type="string" calcext:value-type="string">
            <text:p>reserva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lt;br&gt; Una vez más, gracias por elegir RentCarMallorca. &lt;br&gt; Le informamos que su reserva de {D1} <text:s/>o similar, entre las fechas de {E1} {E3} / {F1} {E4} se ha confirmado correctamente. La recogida del vehículo es en nuestras oficinas. Al pie de nuestra página web encontrará un mapa, donde puede encontrar nuestra localización, que como se puede comprobar está a solo 3,4 Km del aeropuerto de Palma de Mallorca. &lt;br&gt;&lt;br&gt; Los datos de su reserva son: &lt;br&gt;&lt;br&gt;{Z3}&lt;hr&gt; Localizador: {L1} &lt;br&gt; Vehículo: {D1} o similar &lt;br&gt; Fecha de recogida: <text:s/>{E1} {E3} &lt;br&gt; Fecha de Devolución: {F1} {E4} <text:s/>&lt;br&gt; <text:s text:c="5"/>Numero sillas niños: {D2} &lt;br&gt; <text:s text:c="5"/>Numero Elevadores niños: {D3} &lt;br&gt;&lt;br&gt; Si necesita ponerse en contacto, para cualquier duda o información sobre su reserva, nuestro correo electrónico es servicios@rentcarmallorca.es <text:s/>&lt;br&gt; ¡Que comience la cuenta atrás de las vacaciones! &lt;br&gt;&lt;br&gt;&lt;hr&gt; {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 </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text:p>
          </table:table-cell>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table:style-name="ce14" office:value-type="string" calcext:value-type="string">
            <text:p>titulomuestraofertas</text:p>
          </table:table-cell>
          <table:table-cell office:value-type="string" calcext:value-type="string">
            <text:p>Sample Offers found</text:p>
          </table:table-cell>
          <table:table-cell table:style-name="ce1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14"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14"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Booking confirmation with locator</text:p>
          </table:table-cell>
          <table:table-cell table:style-name="ce14" office:value-type="string" calcext:value-type="string">
            <text:p>Confirmación de reserva con localizador</text:p>
          </table:table-cell>
          <table:table-cell office:value-type="string" calcext:value-type="string">
            <text:p>Conferma della prenotazione con localizzatore</text:p>
          </table:table-cell>
          <table:table-cell table:style-name="ce27" office:value-type="string" calcext:value-type="string">
            <text:p>Buchungsbestätigung mit Locator</text:p>
          </table:table-cell>
        </table:table-row>
        <table:table-row table:style-name="ro1">
          <table:table-cell office:value-type="string" calcext:value-type="string">
            <text:p>suregistronewsletter</text:p>
          </table:table-cell>
          <table:table-cell table:style-name="ce14" office:value-type="string" calcext:value-type="string">
            <text:p>Welcome to….</text:p>
          </table:table-cell>
          <table:table-cell table:style-name="ce14" office:value-type="string" calcext:value-type="string">
            <text:p>Bienvenido al …..</text:p>
          </table:table-cell>
          <table:table-cell table:style-name="ce14" office:value-type="string" calcext:value-type="string">
            <text:p>Benvenuto…</text:p>
          </table:table-cell>
          <table:table-cell table:style-name="ce14" office:value-type="string" calcext:value-type="string">
            <text:p>Willkommen….</text:p>
          </table:table-cell>
        </table:table-row>
        <table:table-row table:style-name="ro1">
          <table:table-cell table:style-name="ce14" office:value-type="string" calcext:value-type="string">
            <text:p>reservacompletada</text:p>
          </table:table-cell>
          <table:table-cell office:value-type="string" calcext:value-type="string">
            <text:p>Reservation completed:</text:p>
          </table:table-cell>
          <table:table-cell table:style-name="ce22"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22"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22"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22"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22"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22"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22"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14" office:value-type="string" calcext:value-type="string">
            <text:p>tooltip_fecha_recogida_informacion</text:p>
          </table:table-cell>
          <table:table-cell office:value-type="string" calcext:value-type="string">
            <text:p>Choose the day of pick up of the vehicle</text:p>
          </table:table-cell>
          <table:table-cell table:style-name="ce22"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14" office:value-type="string" calcext:value-type="string">
            <text:p>tooltip_hora_recogida_informacion</text:p>
          </table:table-cell>
          <table:table-cell office:value-type="string" calcext:value-type="string">
            <text:p>Choose the pick up time of the vehicle</text:p>
          </table:table-cell>
          <table:table-cell table:style-name="ce22"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14" office:value-type="string" calcext:value-type="string">
            <text:p>tooltip_fecha_devolucion_informacion</text:p>
          </table:table-cell>
          <table:table-cell office:value-type="string" calcext:value-type="string">
            <text:p>Choose the day of return of the vehicle</text:p>
          </table:table-cell>
          <table:table-cell table:style-name="ce22"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14" office:value-type="string" calcext:value-type="string">
            <text:p>tooltip_hora_devolucion_informacion</text:p>
          </table:table-cell>
          <table:table-cell office:value-type="string" calcext:value-type="string">
            <text:p>Choose the time of return of the vehicle</text:p>
          </table:table-cell>
          <table:table-cell table:style-name="ce22"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14" office:value-type="string" calcext:value-type="string">
            <text:p>tooltip_edad_anyos_carnet_informacion</text:p>
          </table:table-cell>
          <table:table-cell office:value-type="string" calcext:value-type="string">
            <text:p>Minimum 2 years driving licence</text:p>
          </table:table-cell>
          <table:table-cell table:style-name="ce22"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14" office:value-type="string" calcext:value-type="string">
            <text:p>tooltip_edad_conductor_informacion</text:p>
          </table:table-cell>
          <table:table-cell office:value-type="string" calcext:value-type="string">
            <text:p>Driver's age</text:p>
          </table:table-cell>
          <table:table-cell table:style-name="ce22"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5" office:value-type="string" calcext:value-type="string">
            <text:p>tooltip_boton_ver_precios_informacion</text:p>
          </table:table-cell>
          <table:table-cell office:value-type="string" calcext:value-type="string">
            <text:p>Click to see the prices</text:p>
          </table:table-cell>
          <table:table-cell table:style-name="ce22"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14"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14"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14"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14"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14"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14"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4">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14"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14"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14"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14"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14"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14"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14"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14"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14"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14"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14"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14" office:value-type="string" calcext:value-type="string">
            <text:p>titulo_enlace_combustible</text:p>
          </table:table-cell>
          <table:table-cell office:value-type="string" calcext:value-type="string">
            <text:p>Fuel Information</text:p>
          </table:table-cell>
          <table:table-cell table:style-name="ce14"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14" office:value-type="string" calcext:value-type="string">
            <text:p>titulo_enlace_seguro</text:p>
          </table:table-cell>
          <table:table-cell office:value-type="string" calcext:value-type="string">
            <text:p>Insurance Information</text:p>
          </table:table-cell>
          <table:table-cell table:style-name="ce14"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14" office:value-type="string" calcext:value-type="string">
            <text:p>titulo_enlace_conductor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22" office:value-type="string" calcext:value-type="string">
            <text:p>The client undertakes to return the vehicle with the same level of fuel with which it was delivered, assuming the cost of the difference if any.</text:p>
          </table:table-cell>
          <table:table-cell table:style-name="ce22" office:value-type="string" calcext:value-type="string">
            <text:p>El cliente se compromete a devolver el vehiculo con el mismo nivel de combustible con el que se le entregó, asumiendo el coste de la diferencia si la hubiera.</text:p>
          </table:table-cell>
          <table:table-cell table:style-name="ce22" office:value-type="string" calcext:value-type="string">
            <text:p>Il cliente si impegna a restituire il veicolo con lo stesso livello di carburante con cui è stato consegnato, assumendo il costo dell'eventuale differenza.</text:p>
          </table:table-cell>
          <table:table-cell table:style-name="ce22"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22"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22"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22"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22"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3">
          <table:table-cell office:value-type="string" calcext:value-type="string">
            <text:p>contenido_enlace_conductoradicional</text:p>
          </table:table-cell>
          <table:table-cell table:style-name="ce22" office:value-type="string" calcext:value-type="string">
            <text:p>Maximum number of additional drivers per rental: 1.</text:p>
          </table:table-cell>
          <table:table-cell table:style-name="ce22" office:value-type="string" calcext:value-type="string">
            <text:p>Número máximo de conductores adicionales por alquiler: 1.</text:p>
          </table:table-cell>
          <table:table-cell table:style-name="ce22"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14" office:value-type="string" calcext:value-type="string">
            <text:p>overlay_titulo_reserva</text:p>
          </table:table-cell>
          <table:table-cell table:style-name="ce22" office:value-type="string" calcext:value-type="string">
            <text:p>Locator:</text:p>
          </table:table-cell>
          <table:table-cell table:style-name="ce22" office:value-type="string" calcext:value-type="string">
            <text:p>Localizador:</text:p>
          </table:table-cell>
          <table:table-cell table:style-name="ce22" office:value-type="string" calcext:value-type="string">
            <text:p>Localizzatore:</text:p>
          </table:table-cell>
          <table:table-cell table:style-name="ce22" office:value-type="string" calcext:value-type="string">
            <text:p>Reservesuchgerät:</text:p>
          </table:table-cell>
        </table:table-row>
        <table:table-row table:style-name="ro4">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14"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14"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22"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class="texto-decorador-underline"&gt;&lt;strong&gt;Age requirements:&lt;/strong&gt;&lt;/span&gt;&lt;br /&gt;Young driver 21 to 23 years old and minimum 2 years licence (experience).&lt;/p&gt; &lt;p&gt;Young driver supplement (21-23 years old, 2 years experience): 5&amp;euro; / day.&lt;/p&gt; &lt;p&gt;&lt;br /&gt;&lt;span class="texto-decorador-underline"&gt;&lt;strong&gt;International driving licence:&lt;/strong&gt;&lt;/span&gt;&lt;br /&gt;In case you do not have a driving licence from the European Union, you need to present an international driving licence together with your original driving licence in order to rent a vehicle.&lt;br /&gt;Driving licences with non-Roman characters or licences belonging to countries outside the EU must be accompanied by an international licence or an official translation.&lt;/p&gt; &lt;p&gt;&lt;span class="texto-decorador-underline"&gt;&lt;strong&gt;Additional driver:&lt;/strong&gt;&lt;/span&gt;&lt;br /&gt;Maximum number of additional drivers per rental: 1.&lt;/p&gt; &lt;p&gt;&lt;span class="texto-decorador-underline"&gt;&lt;strong&gt;Insurance:&lt;/strong&gt;&lt;/span&gt;&lt;br /&gt;Insurance includes collision insurance.&lt;br /&gt;Please note that customer negligence is never included in the Super Collision Damage Waiver (SCDW).&lt;br /&gt;Loss or breakage of keys, is not included in the insurance.&lt;/p&gt; &lt;p&gt;&lt;span class="texto-decorador-underline"&gt;&lt;strong&gt;Mileage:&lt;/strong&gt;&lt;/span&gt;&lt;br /&gt;The use of our vehicles is restricted to the island of Mallorca.&lt;/p&gt; &lt;p&gt;&lt;span class="texto-decorador-underline"&gt;&lt;strong&gt;Fuel policy:&lt;/strong&gt;&lt;/span&gt;&lt;br /&gt;The client undertakes to return the vehicle with the same level of fuel with which it was delivered, assuming the cost of the difference if any.&lt;/p&gt; &lt;p&gt;&lt;span class="texto-decorador-underline"&gt;&lt;strong&gt;Out of hours:&lt;/strong&gt;&lt;/span&gt;&lt;br /&gt;Office hours: 09:00-20:00h.&lt;/p&gt; &lt;p&gt;Picking up the vehicle between 20:01 and 00:00 has a supplement of 25&amp;euro;. Returns outside office hours are subject to availability.&lt;/p&gt; &lt;p&gt;&lt;span class="texto-decorador-underline"&gt;&lt;strong&gt;Other:&lt;/strong&gt;&lt;/span&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class="texto-decorador-underline"&gt;&lt;strong&gt;Inspection of the vehicle:&lt;/strong&gt;&lt;/span&gt;&lt;br /&gt;The user will have the opportunity to be present at the collection and return of the vehicle.&lt;/p&gt; &lt;p&gt;&lt;span class="texto-decorador-underline"&gt;&lt;strong&gt;Right of withdrawal:&lt;/strong&gt;&lt;/span&gt;&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class="texto-decorador-underline"&gt;&lt;strong&gt;Cancellation policy:&lt;/strong&gt;&lt;/span&gt;&lt;br /&gt;In order to be refunded for a prepaid reservation, it is compulsory to cancel at least 48 hours before the rental start date and via email to servicios@rentcarmallorca.es. No refund will be made for no-show, or non-collection of the vehicle.&lt;/p&gt;</text:p>
          </table:table-cell>
          <table:table-cell table:style-name="ce22" office:value-type="string" calcext:value-type="string">
            <text:p>&lt;p&gt;&lt;span class="texto-decorador-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class="texto-decorador-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class="texto-decorador-underline"&gt;&lt;strong&gt;Conductor adicional:&lt;/strong&gt;&lt;/span&gt;&lt;br /&gt;N&amp;uacute;mero m&amp;aacute;ximo de conductores adicionales por alquiler: 1.&lt;/p&gt; &lt;p&gt;&lt;span class="texto-decorador-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class="texto-decorador-underline"&gt;&lt;strong&gt;Kilometraje:&lt;/strong&gt;&lt;/span&gt;&lt;br /&gt;El uso de nuestros veh&amp;iacute;culos est&amp;aacute; restringido a la isla de Mallorca.&lt;/p&gt; &lt;p&gt;&lt;span class="texto-decorador-underline"&gt;&lt;strong&gt;Pol&amp;iacute;tica de combustible:&lt;/strong&gt;&lt;/span&gt;&lt;br /&gt;El cliente se compromete a devolver el vehiculo con el mismo nivel de combustible con el que se le entreg&amp;oacute;, asumiendo el coste de la diferencia si la hubiera.&lt;/p&gt; &lt;p&gt;&lt;span class="texto-decorador-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class="texto-decorador-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class="texto-decorador-underline"&gt;&lt;strong&gt;Inspecci&amp;oacute;n del veh&amp;iacute;culo:&lt;/strong&gt;&lt;/span&gt; &lt;br /&gt;El usuario tendr&amp;aacute; la oportunidad de estar presente en la recogida y devoluci&amp;oacute;n del veh&amp;iacute;culo.&lt;/p&gt; &lt;p&gt;&lt;span class="texto-decorador-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class="texto-decorador-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office:value-type="string" calcext:value-type="string">
            <text:p>&lt;p&gt;&lt;span class="texto-decorador-underline"&gt;&lt;strong&gt;Requisiti di et&amp;agrave;:&lt;/strong&gt;&lt;/span&gt;&lt;br /&gt;Giovane autista dai 21 ai 23 anni e minimo 2 anni di patente (esperienza).&lt;/p&gt; &lt;p&gt;Supplemento per giovani conducenti (21-23 anni, 2 anni di esperienza): 5 &amp;euro;/giorno.&lt;/p&gt; &lt;p&gt;&lt;br /&gt;&lt;span class="texto-decorador-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class="texto-decorador-underline"&gt;&lt;strong&gt;Driver aggiuntivo:&lt;/strong&gt;&lt;/span&gt;&lt;br /&gt;Numero massimo di conducenti aggiuntivi per noleggio: 1.&lt;/p&gt; &lt;p&gt;&lt;span class="texto-decorador-underline"&gt;&lt;strong&gt;Assicurazione:&lt;/strong&gt;&lt;/span&gt;&lt;br /&gt;L'assicurazione include l'assicurazione contro le collisioni.&lt;br /&gt;Si prega di notare che la negligenza del cliente non &amp;egrave; mai inclusa nella Super Collision Damage Waiver (SCDW).&lt;br /&gt;La perdita o la rottura delle chiavi non &amp;egrave; inclusa nell'assicurazione.&lt;/p&gt; &lt;p&gt;&lt;span class="texto-decorador-underline"&gt;&lt;strong&gt;Chilometraggio:&lt;/strong&gt;&lt;/span&gt;&lt;br /&gt;L'uso dei nostri veicoli &amp;egrave; limitato all'isola di Maiorca.&lt;/p&gt; &lt;p&gt;&lt;span class="texto-decorador-underline"&gt;&lt;strong&gt;Politica dei carburanti:&lt;/strong&gt;&lt;/span&gt;&lt;br /&gt;Il cliente si impegna a restituire il veicolo con lo stesso livello di carburante con cui &amp;egrave; stato consegnato, assumendo il costo dell'eventuale differenza.&lt;/p&gt; &lt;p&gt;&lt;span class="texto-decorador-underline"&gt;&lt;strong&gt;Fuori orario:&lt;/strong&gt;&lt;/span&gt;&lt;br /&gt;Orario d'ufficio: 09:00-20:00h.&lt;/p&gt; &lt;p&gt;Il ritiro del veicolo tra le 20:01 e le 00:00 ha un supplemento di 25&amp;euro;. Le restituzioni al di fuori dell'orario d'ufficio sono soggette a disponibilit&amp;agrave;.&lt;/p&gt; &lt;p&gt;&lt;span class="texto-decorador-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class="texto-decorador-underline"&gt;&lt;strong&gt;Ispezione del veicolo:&lt;/strong&gt;&lt;/span&gt;&lt;br /&gt;L'utente avr&amp;agrave; la possibilit&amp;agrave; di essere presente al ritiro e alla restituzione del veicolo.&lt;/p&gt; &lt;p&gt;&lt;span class="texto-decorador-underline"&gt;&lt;strong&gt;Diritto di recesso:&lt;/strong&gt;&lt;/span&gt;&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class="texto-decorador-underline"&gt;&lt;strong&gt;Politica di cancellazione:&lt;/strong&gt;&lt;/span&gt;&lt;br /&gt;Al fine di essere rimborsati per una prenotazione prepagata, &amp;egrave; obbligatorio cancellare almeno 48 ore prima della data di inizio del noleggio e attraverso l'email servicios@rentcarmallorca.es. Nessun rimborso sar&amp;agrave; effettuato per no-show, o mancato ritiro del veicolo.&lt;/p&gt; </text:p>
          </table:table-cell>
          <table:table-cell office:value-type="string" calcext:value-type="string">
            <text:p>&lt;p&gt;&lt;span class="texto-decorador-underline"&gt;&lt;strong&gt;Altersanforderungen:&lt;/strong&gt;&lt;/span&gt;&lt;br /&gt;Junger Fahrer 21 bis 23 Jahre alt und mindestens 2 Jahre F&amp;uuml;hrerschein (Erfahrung).&lt;br /&gt;Zuschlag f&amp;uuml;r junge Fahrer (21-23 Jahre alt, 2 Jahre Erfahrung): 5&amp;euro; / Tag.&lt;/p&gt; &lt;p&gt;&lt;span class="texto-decorador-underline"&gt;&lt;strong&gt;Internationaler F&amp;uuml;hrerschein:&lt;/strong&gt;&lt;/span&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m internationalen F&amp;uuml;hrerschein oder einer offiziellen &amp;Uuml;bersetzung versehen sein.&lt;/p&gt; &lt;p&gt;&lt;span class="texto-decorador-underline"&gt;&lt;strong&gt;Zus&amp;auml;tzlicher Treiber:&lt;/strong&gt;&lt;/span&gt;&lt;br /&gt;Maximale Anzahl von Zusatzfahrern pro Anmietung: 1.&lt;/p&gt; &lt;p&gt;&lt;span class="texto-decorador-underline"&gt;&lt;strong&gt;Versicherung:&lt;/strong&gt;&lt;/span&gt;&lt;br /&gt;Die Versicherung beinhaltet eine Kaskoversicherung.&lt;br /&gt;Bitte beachten Sie, dass Fahrl&amp;auml;ssigkeit des Kunden niemals im Super Collision Damage Waiver (SCDW) enthalten ist.&lt;br /&gt;Verlust oder Bruch von Schl&amp;uuml;sseln, ist nicht mitversichert.&lt;/p&gt; &lt;p&gt;&lt;span class="texto-decorador-underline"&gt;&lt;strong&gt;Kilometerstand:&lt;/strong&gt;&lt;/span&gt;&lt;br /&gt;Der Einsatz unserer Fahrzeuge ist auf die Insel Mallorca beschr&amp;auml;nkt.&lt;/p&gt; &lt;p&gt;&lt;span class="texto-decorador-underline"&gt;&lt;strong&gt;Kraftstoffpolitik:&lt;/strong&gt;&lt;/span&gt;&lt;br /&gt;Der Kunde verpflichtet sich, das Fahrzeug mit demselben Kraftstoffstand zur&amp;uuml;ckzugeben, mit dem es ausgeliefert wurde, und die Kosten f&amp;uuml;r eine eventuelle Differenz zu &amp;uuml;bernehmen.&lt;/p&gt; &lt;p&gt;&lt;span class="texto-decorador-underline"&gt;&lt;strong&gt;Au&amp;szlig;erhalb der &amp;Ouml;ffnungszeiten:&lt;/strong&gt;&lt;/span&gt;&lt;br /&gt;B&amp;uuml;rozeiten: 09:00-20:00h.&lt;/p&gt; &lt;p&gt;F&amp;uuml;r die Abholung zwischen 20:01 und 00:00 Uhr wird ein Zuschlag von 25&amp;euro; erhoben. R&amp;uuml;cksendungen au&amp;szlig;erhalb der Gesch&amp;auml;ftszeiten sind abh&amp;auml;ngig von der Verf&amp;uuml;gbarkeit.&lt;/p&gt; &lt;p&gt;&lt;span class="texto-decorador-underline"&gt;&lt;strong&gt;Andere:&lt;/strong&gt;&lt;/span&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class="texto-decorador-underline"&gt;&lt;strong&gt;Inspektion des Fahrzeugs:&lt;/strong&gt;&lt;/span&gt;&lt;br /&gt;Der Benutzer hat die M&amp;ouml;glichkeit, bei der Abholung und R&amp;uuml;ckgabe des Fahrzeugs anwesend zu sein.&lt;/p&gt; &lt;p&gt;&lt;span class="texto-decorador-underline"&gt;&lt;strong&gt;Recht auf Widerruf:&lt;/strong&gt;&lt;/span&gt;&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class="texto-decorador-underline"&gt;&lt;strong&gt;Stornierungsbedingungen:&lt;/strong&gt;&lt;/span&gt;&lt;br /&gt;Um eine R&amp;uuml;ckerstattung f&amp;uuml;r eine vorausbezahlte Reservierung zu erhalten, ist es zwingend erforderlich, dass Sie mindestens 48 Stunden vor Mietbeginn und &amp;uuml;ber die E-Mail servicios@rentcarmallorca.es stornieren. Bei Nichterscheinen oder Nichtabholung des Fahrzeugs erfolgt keine R&amp;uuml;ckerstattung.&lt;/p&gt; </text:p>
          </table:table-cell>
        </table:table-row>
        <table:table-row table:style-name="ro15">
          <table:table-cell office:value-type="string" calcext:value-type="string">
            <text:p>proteccion_datos_texto</text:p>
          </table:table-cell>
          <table:table-cell office:value-type="string" calcext:value-type="string">
            <text:p>&lt;p&gt;&lt;span class="texto-decorador-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 </text:p>
          </table:table-cell>
          <table:table-cell table:style-name="ce22" office:value-type="string" calcext:value-type="string">
            <text:p>&lt;p&gt;&lt;span class="texto-decorador-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class="texto-decorador-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class="texto-decorador-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 </text:p>
          </table:table-cell>
        </table:table-row>
        <table:table-row table:style-name="ro1">
          <table:table-cell table:style-name="ce14" office:value-type="string" calcext:value-type="string">
            <text:p>yafalta</text:p>
          </table:table-cell>
          <table:table-cell office:value-type="string" calcext:value-type="string">
            <text:p>Less time to go ....</text:p>
          </table:table-cell>
          <table:table-cell table:style-name="ce14"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14"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table-cell office:value-type="string" calcext:value-type="string">
            <text:p>reserveData_texto</text:p>
          </table:table-cell>
          <table:table-cell office:value-type="string" calcext:value-type="string">
            <text:p>Mallorca,Can Pastilla - Spain</text:p>
          </table:table-cell>
          <table:table-cell table:style-name="ce14" office:value-type="string" calcext:value-type="string">
            <text:p>Mallorca,Can Pastilla - España</text:p>
          </table:table-cell>
          <table:table-cell office:value-type="string" calcext:value-type="string">
            <text:p>Mallorca,Can Pastilla - Spagna</text:p>
          </table:table-cell>
          <table:table-cell office:value-type="string" calcext:value-type="string">
            <text:p>Mallorca,Can Pastilla - Spanien</text:p>
          </table:table-cell>
        </table:table-row>
        <table:table-row table:style-name="ro16">
          <table:table-cell office:value-type="string" calcext:value-type="string">
            <text:p>texto_reserva_no_completada</text:p>
          </table:table-cell>
          <table:table-cell office:value-type="string" calcext:value-type="string">
            <text:p>Unfortunately, we were unable to process the payment for your booking. Please contact your bank or try with another card. Thank you</text:p>
          </table:table-cell>
          <table:table-cell table:style-name="ce22" office:value-type="string" calcext:value-type="string">
            <text:p>Lamentablemente, no hemos podido procesar el pago de su reserva. Por favor, póngase en contacto con su banco o inténtelo con otra tarjeta. Gracias</text:p>
          </table:table-cell>
          <table:table-cell office:value-type="string" calcext:value-type="string">
            <text:p>Sfortunatamente, non siamo stati in grado di elaborare il pagamento per la sua prenotazione. Contatta la tua banca o prova con un'altra carta. Grazie</text:p>
          </table:table-cell>
          <table:table-cell office:value-type="string" calcext:value-type="string">
            <text:p>Leider konnten wir die Zahlung für Ihre Buchung nicht bearbeiten. Bitte kontaktieren Sie Ihre Bank oder versuchen Sie es mit einer anderen Karte. Dankeschön</text:p>
          </table:table-cell>
        </table:table-row>
        <table:table-row table:style-name="ro3">
          <table:table-cell office:value-type="string" calcext:value-type="string">
            <text:p>texto_reserva_completada</text:p>
          </table:table-cell>
          <table:table-cell office:value-type="string" calcext:value-type="string">
            <text:p>The payment of your booking is successfully completed. Once again, thank you for choosing our service.</text:p>
          </table:table-cell>
          <table:table-cell table:style-name="ce14" office:value-type="string" calcext:value-type="string">
            <text:p>El pago de su reserva sea realizado correctamente. Una vez más, gracias por elegir nuestro servicio.</text:p>
          </table:table-cell>
          <table:table-cell office:value-type="string" calcext:value-type="string">
            <text:p>Il pagamento della sua prenotazione è stato completato con successo. Ancora una volta, grazie per aver scelto il nostro servizio.</text:p>
          </table:table-cell>
          <table:table-cell office:value-type="string" calcext:value-type="string">
            <text:p>Die Bezahlung Ihrer Buchung ist erfolgreich abgeschlossen. Nochmals vielen Dank, dass Sie sich für unseren Dienst entschieden haben.</text:p>
          </table:table-cell>
        </table:table-row>
        <table:table-row table:style-name="ro9">
          <table:table-cell table:style-name="ce14" office:value-type="string" calcext:value-type="string">
            <text:p>description_cookie</text:p>
          </table:table-cell>
          <table:table-cell table:style-name="ce14" office:value-type="string" calcext:value-type="string">
            <text:p>We use cookies to offer you a better browsing experience, personalise content and ads, to provide social media features and to analyse our traffic. Read about how we use cookies and how you can control them by clicking Cookie Settings. You consent to our cookies if you continue to use this website.</text:p>
          </table:table-cell>
          <table:table-cell table:style-name="ce22" office:value-type="string" calcext:value-type="string">
            <text:p>Utilizamos cookies para ofrecerle una mejor experiencia de navegación, personalizar el contenido y los anuncios, proporcionar funciones de redes sociales y analizar nuestro tráfico. Lea cómo utilizamos las cookies y cómo puede controlarlas haciendo clic en Configuración de cookies. Usted acepta nuestras cookies si continúa utilizando este sitio web.</text:p>
          </table:table-cell>
          <table:table-cell office:value-type="string" calcext:value-type="string">
            <text:p>Utilizziamo i cookie per offrirti un'esperienza di navigazione migliore, per personalizzare i contenuti e gli annunci, per fornire funzioni di social media e per analizzare il nostro traffico. Leggi come utilizziamo i cookie e come puoi controllarli cliccando su Cookie Settings. Se continui a utilizzare questo sito web, acconsenti ai nostri cookie.</text:p>
          </table:table-cell>
          <table:table-cell office:value-type="string" calcext:value-type="string">
            <text:p>Wir verwenden Cookies, um Ihnen ein besseres Surferlebnis zu bieten, Inhalte und Anzeigen zu personalisieren, Funktionen für soziale Medien bereitzustellen und unseren Datenverkehr zu analysieren. Lesen Sie mehr darüber, wie wir Cookies verwenden und wie Sie sie kontrollieren können, indem Sie auf Cookie-Einstellungen klicken. Sie stimmen unseren Cookies zu, wenn Sie diese Website weiter nutzen.</text:p>
          </table:table-cell>
        </table:table-row>
        <table:table-row table:style-name="ro1">
          <table:table-cell office:value-type="string" calcext:value-type="string">
            <text:p>settings_cookie</text:p>
          </table:table-cell>
          <table:table-cell table:style-name="ce14" office:value-type="string" calcext:value-type="string">
            <text:p>Cookie settings</text:p>
          </table:table-cell>
          <table:table-cell table:style-name="ce22" office:value-type="string" calcext:value-type="string">
            <text:p>Configuración cookies</text:p>
          </table:table-cell>
          <table:table-cell office:value-type="string" calcext:value-type="string">
            <text:p>Impostazioni dei cookie</text:p>
          </table:table-cell>
          <table:table-cell office:value-type="string" calcext:value-type="string">
            <text:p>Cookie-Einstellungen</text:p>
          </table:table-cell>
        </table:table-row>
        <table:table-row table:style-name="ro1">
          <table:table-cell office:value-type="string" calcext:value-type="string">
            <text:p>accept_cookie</text:p>
          </table:table-cell>
          <table:table-cell table:style-name="ce14" office:value-type="string" calcext:value-type="string">
            <text:p>Accept cookies</text:p>
          </table:table-cell>
          <table:table-cell table:style-name="ce22" office:value-type="string" calcext:value-type="string">
            <text:p>Aceptar cookies</text:p>
          </table:table-cell>
          <table:table-cell office:value-type="string" calcext:value-type="string">
            <text:p>Accettare i cookie</text:p>
          </table:table-cell>
          <table:table-cell office:value-type="string" calcext:value-type="string">
            <text:p>Cookies akzeptieren</text:p>
          </table:table-cell>
        </table:table-row>
        <table:table-row table:style-name="ro2">
          <table:table-cell office:value-type="string" calcext:value-type="string">
            <text:p>statement_cookie</text:p>
          </table:table-cell>
          <table:table-cell table:style-name="ce14" office:value-type="string" calcext:value-type="string">
            <text:p>Our cookie statement</text:p>
          </table:table-cell>
          <table:table-cell table:style-name="ce22" office:value-type="string" calcext:value-type="string">
            <text:p>Nuestra declaración de cookies</text:p>
          </table:table-cell>
          <table:table-cell office:value-type="string" calcext:value-type="string">
            <text:p>La nostra dichiarazione sui cookie</text:p>
          </table:table-cell>
          <table:table-cell office:value-type="string" calcext:value-type="string">
            <text:p>Unsere Cookie-Erklärung</text:p>
          </table:table-cell>
        </table:table-row>
        <table:table-row table:style-name="ro1">
          <table:table-cell office:value-type="string" calcext:value-type="string">
            <text:p>save_cookie</text:p>
          </table:table-cell>
          <table:table-cell table:style-name="ce14" office:value-type="string" calcext:value-type="string">
            <text:p>Save settings</text:p>
          </table:table-cell>
          <table:table-cell table:style-name="ce22" office:value-type="string" calcext:value-type="string">
            <text:p>Guardar la configuración</text:p>
          </table:table-cell>
          <table:table-cell office:value-type="string" calcext:value-type="string">
            <text:p>Salvare le impostazioni</text:p>
          </table:table-cell>
          <table:table-cell office:value-type="string" calcext:value-type="string">
            <text:p>Einstellungen speichern</text:p>
          </table:table-cell>
        </table:table-row>
        <table:table-row table:style-name="ro1">
          <table:table-cell office:value-type="string" calcext:value-type="string">
            <text:p>always_on_cookie</text:p>
          </table:table-cell>
          <table:table-cell table:style-name="ce14" office:value-type="string" calcext:value-type="string">
            <text:p>Always on</text:p>
          </table:table-cell>
          <table:table-cell table:style-name="ce22" office:value-type="string" calcext:value-type="string">
            <text:p>Siempre activo</text:p>
          </table:table-cell>
          <table:table-cell office:value-type="string" calcext:value-type="string">
            <text:p>Sempre in funzione</text:p>
          </table:table-cell>
          <table:table-cell office:value-type="string" calcext:value-type="string">
            <text:p>Immer eingeschaltet</text:p>
          </table:table-cell>
        </table:table-row>
        <table:table-row table:style-name="ro2">
          <table:table-cell office:value-type="string" calcext:value-type="string">
            <text:p>cookie_essential_title_cookie</text:p>
          </table:table-cell>
          <table:table-cell table:style-name="ce14" office:value-type="string" calcext:value-type="string">
            <text:p>Essential website cookies</text:p>
          </table:table-cell>
          <table:table-cell table:style-name="ce22" office:value-type="string" calcext:value-type="string">
            <text:p>Cookies esenciales del sitio web</text:p>
          </table:table-cell>
          <table:table-cell office:value-type="string" calcext:value-type="string">
            <text:p>Cookie essenziali del sito web</text:p>
          </table:table-cell>
          <table:table-cell office:value-type="string" calcext:value-type="string">
            <text:p>Wesentliche Website-Cookies</text:p>
          </table:table-cell>
        </table:table-row>
        <table:table-row table:style-name="ro17">
          <table:table-cell office:value-type="string" calcext:value-type="string">
            <text:p>cookie_essential_desc_cookie</text:p>
          </table:table-cell>
          <table:table-cell table:style-name="ce14" office:value-type="string" calcext:value-type="string">
            <text:p>Necessary cookies help make a website usable by enabling basic functions like page navigation and access to secure areas of the website. The website cannot function properly without these cookies.</text:p>
          </table:table-cell>
          <table:table-cell table:style-name="ce22" office:value-type="string" calcext:value-type="string">
            <text:p>Las cookies necesarias ayudan a que un sitio web sea utilizable al permitir funciones básicas como la navegación por las páginas y el acceso a áreas seguras del sitio web. El sitio web no puede funcionar correctamente sin estas cookies.</text:p>
          </table:table-cell>
          <table:table-cell office:value-type="string" calcext:value-type="string">
            <text:p>I cookie necessari aiutano a rendere utilizzabile un sito web consentendo funzioni di base come la navigazione della pagina e l'accesso ad aree sicure del sito. Il sito non può funzionare correttamente senza questi cookie.</text:p>
          </table:table-cell>
          <table:table-cell office:value-type="string" calcext:value-type="string">
            <text:p>Notwendige Cookies helfen dabei, eine Website nutzbar zu machen, indem sie grundlegende Funktionen wie die Seitennavigation und den Zugang zu geschützten Bereichen der Website ermöglichen. Ohne diese Cookies kann die Website nicht richtig funktionieren.</text:p>
          </table:table-cell>
        </table:table-row>
        <table:table-row table:style-name="ro1">
          <table:table-cell office:value-type="string" calcext:value-type="string">
            <text:p>cookie_performance_title_cookie</text:p>
          </table:table-cell>
          <table:table-cell table:style-name="ce14" office:value-type="string" calcext:value-type="string">
            <text:p>Performance cookies</text:p>
          </table:table-cell>
          <table:table-cell table:style-name="ce22" office:value-type="string" calcext:value-type="string">
            <text:p>Cookies de rendimiento</text:p>
          </table:table-cell>
          <table:table-cell office:value-type="string" calcext:value-type="string">
            <text:p>Cookie di performance</text:p>
          </table:table-cell>
          <table:table-cell office:value-type="string" calcext:value-type="string">
            <text:p>Leistungs-Cookies</text:p>
          </table:table-cell>
        </table:table-row>
        <table:table-row table:style-name="ro18">
          <table:table-cell office:value-type="string" calcext:value-type="string">
            <text:p>cookie_performance_desc_cookie</text:p>
          </table:table-cell>
          <table:table-cell table:style-name="ce14" office:value-type="string" calcext:value-type="string">
            <text:p>These cookies are used to enhance the performance and functionality of our websites but are non-essential to their use. For example it stores your preferred language or the region that you are in.</text:p>
          </table:table-cell>
          <table:table-cell table:style-name="ce22" office:value-type="string" calcext:value-type="string">
            <text:p>Estas cookies se utilizan para mejorar el rendimiento y la funcionalidad de nuestros sitios web, pero no son esenciales para su uso. Por ejemplo, almacena su idioma preferido o la región en la que se encuentra.</text:p>
          </table:table-cell>
          <table:table-cell office:value-type="string" calcext:value-type="string">
            <text:p>Questi cookie sono utilizzati per migliorare le prestazioni e la funzionalità dei nostri siti web, ma non sono essenziali per il loro utilizzo. Per esempio, memorizzano la tua lingua preferita o la regione in cui ti trovi.</text:p>
          </table:table-cell>
          <table:table-cell office:value-type="string" calcext:value-type="string">
            <text:p>Diese Cookies werden verwendet, um die Leistung und Funktionalität unserer Websites zu verbessern, sind aber für deren Nutzung nicht unbedingt erforderlich. Sie speichern zum Beispiel Ihre bevorzugte Sprache oder die Region, in der Sie sich befinden.</text:p>
          </table:table-cell>
        </table:table-row>
        <table:table-row table:style-name="ro1">
          <table:table-cell office:value-type="string" calcext:value-type="string">
            <text:p>cookie_analytics_title_cookie</text:p>
          </table:table-cell>
          <table:table-cell table:style-name="ce14" office:value-type="string" calcext:value-type="string">
            <text:p>Analytics cookies</text:p>
          </table:table-cell>
          <table:table-cell table:style-name="ce22" office:value-type="string" calcext:value-type="string">
            <text:p>Cookies de análisis</text:p>
          </table:table-cell>
          <table:table-cell office:value-type="string" calcext:value-type="string">
            <text:p>Cookie di analisi</text:p>
          </table:table-cell>
          <table:table-cell office:value-type="string" calcext:value-type="string">
            <text:p>Analyse-Cookies</text:p>
          </table:table-cell>
        </table:table-row>
        <table:table-row table:style-name="ro17">
          <table:table-cell office:value-type="string" calcext:value-type="string">
            <text:p>cookie_analytics_desc_cookie</text:p>
          </table:table-cell>
          <table:table-cell table:style-name="ce14" office:value-type="string" calcext:value-type="string">
            <text:p>We use analytics cookies to help us measure how users interact with website content, which helps us customize our websites and application for you in order to enhance your experience.</text:p>
          </table:table-cell>
          <table:table-cell table:style-name="ce22" office:value-type="string" calcext:value-type="string">
            <text:p>Utilizamos cookies de análisis para ayudarnos a medir cómo interactúan los usuarios con el contenido del sitio web, lo que nos ayuda a personalizar nuestros sitios web y la aplicación para usted con el fin de mejorar su experiencia.</text:p>
          </table:table-cell>
          <table:table-cell office:value-type="string" calcext:value-type="string">
            <text:p>Utilizziamo i cookie di analisi per aiutarci a misurare come gli utenti interagiscono con il contenuto del sito web, il che ci aiuta a personalizzare i nostri siti web e l'applicazione per voi al fine di migliorare la vostra esperienza.</text:p>
          </table:table-cell>
          <table:table-cell office:value-type="string" calcext:value-type="string">
            <text:p>Wir verwenden Analyse-Cookies, um zu messen, wie die Benutzer mit den Inhalten der Website interagieren, was uns hilft, unsere Websites und Anwendungen für Sie anzupassen, um Ihr Erlebnis zu verbessern.</text:p>
          </table:table-cell>
        </table:table-row>
        <table:table-row table:style-name="ro1">
          <table:table-cell office:value-type="string" calcext:value-type="string">
            <text:p>cookie_marketing_title_cookie</text:p>
          </table:table-cell>
          <table:table-cell table:style-name="ce14" office:value-type="string" calcext:value-type="string">
            <text:p>Marketing cookies</text:p>
          </table:table-cell>
          <table:table-cell table:style-name="ce22" office:value-type="string" calcext:value-type="string">
            <text:p>Cookies de marketing</text:p>
          </table:table-cell>
          <table:table-cell office:value-type="string" calcext:value-type="string">
            <text:p>Cookie di marketing</text:p>
          </table:table-cell>
          <table:table-cell office:value-type="string" calcext:value-type="string">
            <text:p>Marketing-Cookies</text:p>
          </table:table-cell>
        </table:table-row>
        <table:table-row table:style-name="ro19">
          <table:table-cell office:value-type="string" calcext:value-type="string">
            <text:p>cookie_marketing_desc_cookie</text:p>
          </table:table-cell>
          <table:table-cell table:style-name="ce14" office:value-type="string" calcext:value-type="string">
            <text:p>These cookies are used to make advertising messages more relevant to you and your interests. The intention is to display ads that are relevant and engaging for the individual user and thereby more valuable for publishers and third party advertisers.</text:p>
          </table:table-cell>
          <table:table-cell table:style-name="ce22" office:value-type="string" calcext:value-type="string">
            <text:p>Estas cookies se utilizan para que los mensajes publicitarios sean más relevantes para usted y sus intereses. La intención es mostrar anuncios que sean relevantes y atractivos para el usuario individual y, por lo tanto, más valiosos para los editores y los anunciantes de terceros.</text:p>
          </table:table-cell>
          <table:table-cell office:value-type="string" calcext:value-type="string">
            <text:p>Questi cookie vengono utilizzati per rendere i messaggi pubblicitari più pertinenti all'utente e ai suoi interessi. L'intenzione è quella di visualizzare annunci che siano rilevanti e coinvolgenti per il singolo utente e quindi più preziosi per gli editori e gli inserzionisti di terze parti.</text:p>
          </table:table-cell>
          <table:table-cell office:value-type="string" calcext:value-type="string">
            <text:p>Diese Cookies werden verwendet, um Werbebotschaften besser auf Sie und Ihre Interessen abzustimmen. Ziel ist es, Anzeigen zu schalten, die für den einzelnen Nutzer relevant und ansprechend sind und somit für die Herausgeber und Drittanbieter wertvoller sind.</text:p>
          </table:table-cell>
        </table:table-row>
        <table:table-row table:style-name="ro1">
          <table:table-cell office:value-type="string" calcext:value-type="string">
            <text:p>franquicia</text:p>
          </table:table-cell>
          <table:table-cell office:value-type="string" calcext:value-type="string">
            <text:p>Motorbike Franchise</text:p>
          </table:table-cell>
          <table:table-cell table:style-name="ce22" office:value-type="string" calcext:value-type="string">
            <text:p>Franquicia Motos</text:p>
          </table:table-cell>
          <table:table-cell office:value-type="string" calcext:value-type="string">
            <text:p>Franchising di motociclette</text:p>
          </table:table-cell>
          <table:table-cell office:value-type="string" calcext:value-type="string">
            <text:p>Motorrad-Franchise</text:p>
          </table:table-cell>
        </table:table-row>
        <table:table-row table:style-name="ro1">
          <table:table-cell office:value-type="string" calcext:value-type="string">
            <text:p>titulo_franquicia</text:p>
          </table:table-cell>
          <table:table-cell office:value-type="string" calcext:value-type="string">
            <text:p>Motorbike Franchise</text:p>
          </table:table-cell>
          <table:table-cell table:style-name="ce22" office:value-type="string" calcext:value-type="string">
            <text:p>Franquicia Motos</text:p>
          </table:table-cell>
          <table:table-cell office:value-type="string" calcext:value-type="string">
            <text:p>Franchising di motociclette</text:p>
          </table:table-cell>
          <table:table-cell office:value-type="string" calcext:value-type="string">
            <text:p>Motorrad-Franchise</text:p>
          </table:table-cell>
        </table:table-row>
        <table:table-row table:style-name="ro2">
          <table:table-cell office:value-type="string" calcext:value-type="string">
            <text:p>contenido_franquicia</text:p>
          </table:table-cell>
          <table:table-cell office:value-type="string" calcext:value-type="string">
            <text:p>Motorbike have an excess of 150€.</text:p>
          </table:table-cell>
          <table:table-cell table:style-name="ce22" office:value-type="string" calcext:value-type="string">
            <text:p>Las motos tienen una franquicia de 150€</text:p>
          </table:table-cell>
          <table:table-cell office:value-type="string" calcext:value-type="string">
            <text:p>Le moto hanno una franchigia di 150€.</text:p>
          </table:table-cell>
          <table:table-cell office:value-type="string" calcext:value-type="string">
            <text:p>Motorräder haben eine Selbstbeteiligung von 150€.</text:p>
          </table:table-cell>
        </table:table-row>
        <table:table-row table:style-name="ro1">
          <table:table-cell office:value-type="string" calcext:value-type="string">
            <text:p>franquicia_corto</text:p>
          </table:table-cell>
          <table:table-cell office:value-type="string" calcext:value-type="string">
            <text:p>Excess of 150€.</text:p>
          </table:table-cell>
          <table:table-cell table:style-name="ce22" office:value-type="string" calcext:value-type="string">
            <text:p>Franquicia de 150€</text:p>
          </table:table-cell>
          <table:table-cell office:value-type="string" calcext:value-type="string">
            <text:p>Franchigia di 150€.</text:p>
          </table:table-cell>
          <table:table-cell office:value-type="string" calcext:value-type="string">
            <text:p>Selbstbeteiligung von 150€.</text:p>
          </table:table-cell>
        </table:table-row>
        <table:table-row table:style-name="ro1">
          <table:table-cell office:value-type="string" calcext:value-type="string">
            <text:p>sillas_chicos_titulo_corto</text:p>
          </table:table-cell>
          <table:table-cell office:value-type="string" calcext:value-type="string">
            <text:p>Child seats</text:p>
          </table:table-cell>
          <table:table-cell office:value-type="string" calcext:value-type="string">
            <text:p>Sillas de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elevadores_titulo_corto</text:p>
          </table:table-cell>
          <table:table-cell office:value-type="string" calcext:value-type="string">
            <text:p>Child boosters</text:p>
          </table:table-cell>
          <table:table-cell office:value-type="string" calcext:value-type="string">
            <text:p>Elevadores de niños</text:p>
          </table:table-cell>
          <table:table-cell office:value-type="string" calcext:value-type="string">
            <text:p>Sollevatori per bambini</text:p>
          </table:table-cell>
          <table:table-cell office:value-type="string" calcext:value-type="string">
            <text:p>Kinderbooster</text:p>
          </table:table-cell>
        </table:table-row>
        <table:table-row table:style-name="ro1">
          <table:table-cell office:value-type="string" calcext:value-type="string">
            <text:p>sillas_chicos_titulo_corto_singular</text:p>
          </table:table-cell>
          <table:table-cell office:value-type="string" calcext:value-type="string">
            <text:p>seat</text:p>
          </table:table-cell>
          <table:table-cell office:value-type="string" calcext:value-type="string">
            <text:p>silla</text:p>
          </table:table-cell>
          <table:table-cell office:value-type="string" calcext:value-type="string">
            <text:p>sedia</text:p>
          </table:table-cell>
          <table:table-cell office:value-type="string" calcext:value-type="string">
            <text:p>stuhl</text:p>
          </table:table-cell>
        </table:table-row>
        <table:table-row table:style-name="ro1">
          <table:table-cell office:value-type="string" calcext:value-type="string">
            <text:p>elevadores_titulo_corto_singular</text:p>
          </table:table-cell>
          <table:table-cell office:value-type="string" calcext:value-type="string">
            <text:p>booster</text:p>
          </table:table-cell>
          <table:table-cell office:value-type="string" calcext:value-type="string">
            <text:p>elevador</text:p>
          </table:table-cell>
          <table:table-cell office:value-type="string" calcext:value-type="string">
            <text:p>sollevatore</text:p>
          </table:table-cell>
          <table:table-cell office:value-type="string" calcext:value-type="string">
            <text:p>aufzüge</text:p>
          </table:table-cell>
        </table:table-row>
        <table:table-row table:style-name="ro1">
          <table:table-cell table:style-name="ce14" office:value-type="string" calcext:value-type="string">
            <text:p>sillas_chicos_titulo_corto_plural</text:p>
          </table:table-cell>
          <table:table-cell office:value-type="string" calcext:value-type="string">
            <text:p>seats</text:p>
          </table:table-cell>
          <table:table-cell office:value-type="string" calcext:value-type="string">
            <text:p>sillas</text:p>
          </table:table-cell>
          <table:table-cell office:value-type="string" calcext:value-type="string">
            <text:p>sedie</text:p>
          </table:table-cell>
          <table:table-cell office:value-type="string" calcext:value-type="string">
            <text:p>stühle</text:p>
          </table:table-cell>
        </table:table-row>
        <table:table-row table:style-name="ro1">
          <table:table-cell table:style-name="ce14" office:value-type="string" calcext:value-type="string">
            <text:p>elevadores_titulo_corto_plural</text:p>
          </table:table-cell>
          <table:table-cell office:value-type="string" calcext:value-type="string">
            <text:p>booster</text:p>
          </table:table-cell>
          <table:table-cell office:value-type="string" calcext:value-type="string">
            <text:p>elevadores</text:p>
          </table:table-cell>
          <table:table-cell office:value-type="string" calcext:value-type="string">
            <text:p>sollevatore</text:p>
          </table:table-cell>
          <table:table-cell office:value-type="string" calcext:value-type="string">
            <text:p>kinderlift</text:p>
          </table:table-cell>
        </table:table-row>
        <table:table-row table:style-name="ro20">
          <table:table-cell table:style-name="ce14" office:value-type="string" calcext:value-type="string">
            <text:p>aviso_cambio_anyo</text:p>
          </table:table-cell>
          <table:table-cell office:value-type="string" calcext:value-type="string">
            <text:p>If you need long term rentals please contact us on +34 651 722 345 or <text:a xlink:href="mailto:servicios@rentcarmallorca.es" xlink:type="simple">servicios@rentcarmallorca.es</text:a></text:p>
          </table:table-cell>
          <table:table-cell office:value-type="string" calcext:value-type="string">
            <text:p>Si necesita alquileres de largo plazo por favor pongase en contacto con nosotros al telefono +34 651 722 345 o al correo <text:a xlink:href="mailto:servicios@rentcarmallorca.es" xlink:type="simple">servicios@rentcarmallorca.es</text:a></text:p>
          </table:table-cell>
          <table:table-cell office:value-type="string" calcext:value-type="string">
            <text:p>Se hai bisogno di affitti a lungo termine, contattaci al +34 651 722 345 o <text:a xlink:href="mailto:servicios@rentcarmallorca.es" xlink:type="simple">servicios@rentcarmallorca.es</text:a></text:p>
          </table:table-cell>
          <table:table-cell office:value-type="string" calcext:value-type="string">
            <text:p>Wenn Sie Langzeitmieten benötigen, kontaktieren Sie uns bitte unter +34 651 722 345 oder <text:a xlink:href="mailto:servicios@rentcarmallorca.es" xlink:type="simple">servicios@rentcarmallorca.es</text:a></text:p>
          </table:table-cell>
        </table:table-row>
        <table:table-row table:style-name="ro1" table:number-rows-repeated="1048219">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7">00/00/0000</text:date>, <text:time style:data-style-name="N2" text:time-value="12:12:28.22606329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2-02-17T12:45:20.311194179</dc:date>
    <meta:editing-duration>P4DT16H59M9S</meta:editing-duration>
    <meta:editing-cycles>211</meta:editing-cycles>
    <meta:generator>LibreOffice/7.1.7.2$Linux_X86_64 LibreOffice_project/10$Build-2</meta:generator>
    <meta:document-statistic meta:table-count="1" meta:cell-count="1776" meta:object-count="0"/>
    <meta:user-defined meta:name="qrichtext">1</meta:user-defined>
  </office:meta>
</office:document-meta>
</file>